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use of validation techniques to determine model functionality</text:h>
      <text:p text:style-name="Text_20_body"/>
      <text:p text:style-name="Text_20_body"><text:tab/>One of the questions that I need to answer concerns part of the inner workings of my algorithm. Specifically, the question is why, in the early stage of my algorithm, I need to divide my data into two sections, which I refer to as test and training sets. In the typical political science research problem, all data is used to estimate the model, which is then used to make an inference about the population. My approach differs via a method that comes from predictive modeling, separating the test set from the data estimating my models to determine how well the models work. This essay concerns the question of why a test set is a necessary component of this algorithm, especially in comparison to political science's inferential statistical approach.</text:p>
      <text:p text:style-name="Text_20_body"><text:tab/>In order to explain why I differ from political science's typical approach, I'd like to articulate the reasoning behind inferential statistics. In inferential statistics we take a sample of a population of interest. Once the sample is taken, researchers use it to make inferences about a greater population (Caldwell 2011). We don't know anything about the given population apart from the data in the sample, and we use all available sample data in model estimation and statistical tests to make inferences about the population. In doing this, we make a determination of our causal statements' validity, using the inferential statistics to determine whether the statement applies to the population at large.</text:p>
      <text:p text:style-name="Text_20_body"><text:tab/>The difference between predictive modeling and inferential statistics involves how qualities of the universe of cases are discovered. Inferential statistics tests models, and models that pass its tests demonstrate a theoretical relationship in the population. Implicitly, predictive modeling makes similar assessments, but it does so via more definitive techniques. Assessing the validity of a predictive model requires testing its ability to make predictions outright, preferably using separate data. While it is possible to test model validity using data in the model, there is a risk of making models that predict their data too well, predicting included data almost perfectly, and any excluded data (such as from a new sample) badly.</text:p>
      <text:p text:style-name="Text_20_body"><text:tab/>In inferential statistics, the predetermination of a causal mechanism eschews the problem of near-perfect predictions; if a model's predictors pass significance tests, the model predicts something about the population. Predictive modeling's techniques, however are not guided by the same rigorous theoretical underpinnings. In using the same set of observations that estimated the model to assess its functionality, we risk overfitting the data. Overfitting occurs when a predictive method predicts patterns in the data used to estimate the model very well, but becomes unable to predict any outcomes in data that isn't included in model estimation (Kuhn and Johnson 2013). Inferential statistics eschews this possibility by having a theory about what should and shouldn't be included, which allows it to call a model with significant predictors trustworthy. Predictive modeling demands that models be held to a higher standard, taking data from estimating the models to assess their trustworthiness. </text:p>
      <text:p text:style-name="Text_20_body"><text:tab/>In order to make sure that a model works, political science depends on looking at a set of significance tests of the model's predictors. In conjunction with an appropriate theory, inferential statistics argues that statistical significance successfully shows whether a model estimated from a sample predicts the population. To predictive modeling, this approach is insufficient; what if the model only predicts cases included in its estimation well? To mitigate this, samples of the sample, known as test sets, are used to estimate the model's overall performance. Thus, the algorithm I created has a set of data removed and used to determine model performance in a test set. This enables the creation of reliable predictive models, as predictive modeling demonstrates what inferential statistics assumes, that the model explains cases not included in model esti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3-25T10:55:57</meta:creation-date>
    <dc:date>2016-03-25T15:43:21</dc:date>
    <dc:creator>Benjamin Rogers</dc:creator>
    <meta:editing-duration>PT2H29M19S</meta:editing-duration>
    <meta:editing-cycles>329</meta:editing-cycles>
    <meta:generator>OpenOffice/4.1.2$Unix OpenOffice.org_project/412m3$Build-9782</meta:generator>
    <meta:document-statistic meta:table-count="0" meta:image-count="0" meta:object-count="0" meta:page-count="1" meta:paragraph-count="6" meta:word-count="639" meta:character-count="4140"/>
  </office:meta>
</office:document-meta>
</file>